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Normal" style:font-family-generic="roman" style:font-pitch="variable"/>
    <style:font-face style:name="Century" svg:font-family="Century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22dd0"/>
    </style:style>
    <style:style style:name="T2" style:family="text">
      <style:text-properties officeooo:rsid="0002e3b9"/>
    </style:style>
    <style:style style:name="T3" style:family="text">
      <style:text-properties officeooo:rsid="0002eb32"/>
    </style:style>
    <style:style style:name="T4" style:family="text">
      <style:text-properties fo:color="#ff0000" style:font-name="Arial" fo:font-size="16pt" style:font-size-asian="16pt" style:font-size-complex="16pt"/>
    </style:style>
    <style:style style:name="T5" style:family="text">
      <style:text-properties fo:color="#ff0000" style:font-name="Arial" fo:font-size="16pt" officeooo:rsid="0002eb32" style:font-size-asian="16pt" style:font-size-complex="16pt"/>
    </style:style>
    <style:style style:name="T6" style:family="text">
      <style:text-properties officeooo:rsid="0003c842"/>
    </style:style>
    <style:style style:name="T7" style:family="text">
      <style:text-properties officeooo:rsid="000421db"/>
    </style:style>
    <style:style style:name="T8" style:family="text">
      <style:text-properties officeooo:rsid="0005d4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ambria, tamaño 14, color de letra azul.</text:p>
      <text:p text:style-name="Text_20_body">Arial, tamaño 16, color de letra rojo.</text:p>
      <text:p text:style-name="Text_20_body">Comic Sans MS, tamaño 12, color de letra verde 4, subrayado doble color rojo.</text:p>
      <text:p text:style-name="Text_20_body">Century, tamaño 18, negrita, color de letra verde 2, sombra.</text:p>
      <text:p text:style-name="Text_20_body">Garamond, tamaño 14, color de letra violeta, subrayado sencillo palabras individuales.</text:p>
      <text:p text:style-name="Text_20_body">Tahoma, tamaño 12, color de letra magenta 4, borde arriba y abajo color negro.</text:p>
      <text:p text:style-name="Text_20_body">Trebuchet MS, tamaño 14, color de letra azure 4, borde cuatro lados color magenta.</text:p>
      <text:p text:style-name="Text_20_body">Courier New, tamaño 12, negrita, color de letra amarillo, color de resalte negro.</text:p>
      <text:p text:style-name="Text_20_body">Liberation Sans Narrow, tamaño 16, color de letra gris 7, tachado doble.</text:p>
      <text:p text:style-name="Text_20_body">Impact, tamaño 14, color de letra amarilo 6, efecto título.</text:p>
      <text:p text:style-name="Text_20_body">Times New Roman, tamaño 16, negrita, color de letra cian, versalitas, color de resalte azul 5 .</text:p>
      <text:p text:style-name="Text_20_body">Liberation Sans, tamaño 16, negrita y cursiva, color de letra azure, borde inferior 2 puntos color azul, contorno y sombra.</text:p>
      <text:p text:style-name="Text_20_body">Times New Roman, tamaño 16, negrita, color de letra magenta, sombra.</text:p>
      <text:p text:style-name="Text_20_body">Liberation Mono, tamaño 16, subrayado, color de letra negro, color de resalte cian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Normal" style:font-family-generic="roman" style:font-pitch="variable"/>
    <style:font-face style:name="Century" svg:font-family="Century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cm" loext:contextual-spacing="false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23:55:55.614000000</meta:creation-date>
    <dc:date>2017-08-11T18:57:46.447000000</dc:date>
    <meta:editing-duration>PT15M46S</meta:editing-duration>
    <meta:editing-cycles>6</meta:editing-cycles>
    <meta:generator>LibreOffice/5.3.4.2$Windows_x86 LibreOffice_project/f82d347ccc0be322489bf7da61d7e4ad13fe2ff3</meta:generator>
    <meta:document-statistic meta:table-count="0" meta:image-count="0" meta:object-count="0" meta:page-count="1" meta:paragraph-count="14" meta:word-count="173" meta:character-count="1041" meta:non-whitespace-character-count="882"/>
  </office:meta>
</office:document-meta>
</file>